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000000120551F18CC3C465F0F.png" manifest:media-type="image/png"/>
  <manifest:file-entry manifest:full-path="Pictures/10000201000001B0000001203A28B31592F947EB.png" manifest:media-type="image/png"/>
  <manifest:file-entry manifest:full-path="Pictures/100000000000005E0000005EAB6862D59EF3F3E6.png" manifest:media-type="image/png"/>
  <manifest:file-entry manifest:full-path="Pictures/10000201000001B0000001203E2431C7C16EAAAE.png" manifest:media-type="image/png"/>
  <manifest:file-entry manifest:full-path="Pictures/10000201000001B00000012005DD8F27649015B1.png" manifest:media-type="image/png"/>
  <manifest:file-entry manifest:full-path="Pictures/10000201000001B0000001206182DCD4273F47A5.png" manifest:media-type="image/png"/>
  <manifest:file-entry manifest:full-path="Pictures/10000201000001B000000120EC8D206591E604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6" style:family="paragraph" style:parent-style-name="Standard">
      <style:text-properties officeooo:paragraph-rsid="01547165"/>
    </style:style>
    <style:style style:name="P7" style:family="paragraph" style:parent-style-name="Standard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officeooo:paragraph-rsid="01547165" style:font-size-asian="10pt" style:font-style-asian="normal" style:font-weight-asian="normal" style:text-emphasize="non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2pt" fo:letter-spacing="normal" fo:font-style="normal" style:text-underline-style="none" fo:font-weight="bold" officeooo:rsid="0148624b" officeooo:paragraph-rsid="0148624b" fo:background-color="#fffff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1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19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20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21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P22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a06cbf" officeooo:paragraph-rsid="01a06cbf" style:font-size-asian="10.5pt" style:font-weight-asian="bold" style:font-size-complex="10.5pt" style:font-weight-complex="bold"/>
    </style:style>
    <style:style style:name="P23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9ea15c" style:font-size-asian="10.5pt" style:font-weight-asian="bold" style:font-size-complex="10.5pt" style:font-weight-complex="bold"/>
    </style:style>
    <style:style style:name="P24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a06cbf" style:font-size-asian="10.5pt" style:font-weight-asian="bold" style:font-size-complex="10.5pt" style:font-weight-complex="bold"/>
    </style:style>
    <style:style style:name="P2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9ea15c" officeooo:paragraph-rsid="01a06cbf" style:font-size-asian="10.5pt" style:font-weight-asian="bold" style:font-size-complex="10.5pt" style:font-weight-complex="bold"/>
    </style:style>
    <style:style style:name="P26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178f6" style:font-size-asian="10.5pt" style:font-weight-asian="bold" style:font-size-complex="10.5pt" style:font-weight-complex="bold"/>
    </style:style>
    <style:style style:name="P2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a93c5" style:font-size-asian="10.5pt" style:font-weight-asian="bold" style:font-size-complex="10.5pt" style:font-weight-complex="bold"/>
    </style:style>
    <style:style style:name="P28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a178f6" style:font-size-asian="10.5pt" style:font-weight-asian="bold" style:font-size-complex="10.5pt" style:font-weight-complex="bold"/>
    </style:style>
    <style:style style:name="P29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8082c" style:font-size-asian="10.5pt" style:font-weight-asian="bold" style:font-size-complex="10.5pt" style:font-weight-complex="bold"/>
    </style:style>
    <style:style style:name="P30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06cbf" style:font-size-asian="10.5pt" style:font-weight-asian="bold" style:font-size-complex="10.5pt" style:font-weight-complex="bold"/>
    </style:style>
    <style:style style:name="P31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c2ee80" style:font-size-asian="10.5pt" style:font-weight-asian="bold" style:font-size-complex="10.5pt" style:font-weight-complex="bold"/>
    </style:style>
    <style:style style:name="P32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d1c107" style:font-size-asian="10.5pt" style:font-weight-asian="bold" style:font-size-complex="10.5pt" style:font-weight-complex="bold"/>
    </style:style>
    <style:style style:name="P33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178f6" style:font-size-asian="10.5pt" style:font-weight-asian="bold" style:font-size-complex="10.5pt" style:font-weight-complex="bold"/>
    </style:style>
    <style:style style:name="P3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dda951" officeooo:paragraph-rsid="01dda951" style:font-size-asian="10.5pt" style:font-weight-asian="bold" style:font-size-complex="10.5pt" style:font-weight-complex="bold"/>
    </style:style>
    <style:style style:name="P3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dda951" officeooo:paragraph-rsid="01e1a432" style:font-size-asian="10.5pt" style:font-weight-asian="bold" style:font-size-complex="10.5pt" style:font-weight-complex="bold"/>
    </style:style>
    <style:style style:name="P36" style:family="paragraph" style:parent-style-name="Preformatted_20_Text">
      <style:text-properties fo:font-variant="normal" fo:text-transform="none" fo:color="#ed1c24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37" style:family="paragraph" style:parent-style-name="Preformatted_20_Text">
      <style:text-properties officeooo:paragraph-rsid="01e1e5b1"/>
    </style:style>
    <style:style style:name="P38" style:family="paragraph" style:parent-style-name="Standard" style:list-style-name="L1">
      <style:text-properties officeooo:paragraph-rsid="01525b5f"/>
    </style:style>
    <style:style style:name="P39" style:family="paragraph" style:parent-style-name="Standard" style:list-style-name="L1">
      <style:text-properties officeooo:paragraph-rsid="017b0c40"/>
    </style:style>
    <style:style style:name="P40" style:family="paragraph" style:parent-style-name="Standard" style:list-style-name="L1">
      <style:text-properties officeooo:paragraph-rsid="0194d7b3"/>
    </style:style>
    <style:style style:name="P41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42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43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7c230d" style:font-size-asian="10.5pt" style:font-weight-asian="normal" style:font-size-complex="10.5pt" style:font-weight-complex="normal"/>
    </style:style>
    <style:style style:name="P44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45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46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47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48" style:family="paragraph" style:parent-style-name="Standard" style:list-style-name="L1">
      <style:text-properties fo:font-weight="bold" officeooo:paragraph-rsid="017d59d1"/>
    </style:style>
    <style:style style:name="P49" style:family="paragraph" style:parent-style-name="Standard" style:list-style-name="L1">
      <style:text-properties fo:font-weight="bold" officeooo:paragraph-rsid="017b0c40"/>
    </style:style>
    <style:style style:name="P50" style:family="paragraph" style:parent-style-name="Standard" style:list-style-name="L1">
      <style:text-properties fo:font-weight="bold" officeooo:rsid="01547165" officeooo:paragraph-rsid="01dda951" style:font-weight-asian="bold" style:font-weight-complex="bold"/>
    </style:style>
    <style:style style:name="P51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52" style:family="paragraph" style:parent-style-name="Standard" style:list-style-name="L1">
      <style:text-properties fo:font-weight="bold" officeooo:rsid="01dda951" officeooo:paragraph-rsid="01dda951" style:font-weight-asian="bold" style:font-weight-complex="bold"/>
    </style:style>
    <style:style style:name="P5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5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5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56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57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58" style:family="paragraph" style:parent-style-name="Preformatted_20_Text" style:list-style-name="L4">
      <style:text-properties fo:font-variant="normal" fo:text-transform="none" fo:color="#222222" style:font-name="Lato" fo:font-size="10.5pt" fo:letter-spacing="normal" fo:font-style="normal" style:text-underline-style="none" fo:font-weight="bold" officeooo:rsid="01aa93c5" officeooo:paragraph-rsid="01aa93c5" style:font-size-asian="10.5pt" style:font-weight-asian="bold" style:font-size-complex="10.5pt" style:font-weight-complex="bold"/>
    </style:style>
    <style:style style:name="P59" style:family="paragraph" style:parent-style-name="Preformatted_20_Text" style:list-style-name="L4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60" style:family="paragraph" style:parent-style-name="Preformatted_20_Text" style:list-style-name="L6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61" style:family="paragraph" style:parent-style-name="Preformatted_20_Text" style:list-style-name="L6">
      <style:text-properties fo:font-variant="normal" fo:text-transform="none" fo:color="#222222" style:font-name="Lato" fo:font-size="10.5pt" fo:letter-spacing="normal" fo:font-style="normal" style:text-underline-style="none" fo:font-weight="bold" officeooo:rsid="01cf34fe" officeooo:paragraph-rsid="01cf34fe" style:font-size-asian="10.5pt" style:font-weight-asian="bold" style:font-size-complex="10.5pt" style:font-weight-complex="bold"/>
    </style:style>
    <style:style style:name="P62" style:family="paragraph" style:parent-style-name="Preformatted_20_Text" style:list-style-name="L8">
      <style:text-properties fo:font-variant="normal" fo:text-transform="none" fo:color="#222222" style:font-name="Lato" fo:font-size="10.5pt" fo:letter-spacing="normal" fo:font-style="normal" fo:font-weight="bold" officeooo:paragraph-rsid="01d0569b"/>
    </style:style>
    <style:style style:name="P63" style:family="paragraph" style:parent-style-name="Preformatted_20_Text">
      <style:text-properties fo:font-variant="normal" fo:text-transform="none" fo:color="#222222" style:font-name="Lato" fo:font-size="14pt" fo:letter-spacing="normal" fo:font-style="normal" style:text-underline-style="none" fo:font-weight="bold" officeooo:rsid="01635839" officeooo:paragraph-rsid="01635839" style:font-size-asian="14pt" style:font-weight-asian="bold" style:font-size-complex="14pt" style:font-weight-complex="bold"/>
    </style:style>
    <style:style style:name="P64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65" style:family="paragraph" style:parent-style-name="Preformatted_20_Text" style:list-style-name="L3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60c20" style:font-size-asian="10.5pt" style:font-weight-asian="bold" style:font-size-complex="10.5pt" style:font-weight-complex="bold"/>
    </style:style>
    <style:style style:name="P66" style:family="paragraph" style:parent-style-name="Preformatted_20_Text" style:list-style-name="L8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d6b013" style:font-size-asian="10.5pt" style:font-weight-asian="bold" style:font-size-complex="10.5pt" style:font-weight-complex="bold"/>
    </style:style>
    <style:style style:name="P6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9ea15c" officeooo:paragraph-rsid="01a06cbf" style:font-size-asian="10.5pt" style:font-weight-asian="bold" style:font-size-complex="10.5pt" style:font-weight-complex="bold"/>
    </style:style>
    <style:style style:name="P68" style:family="paragraph" style:parent-style-name="Preformatted_20_Text" style:list-style-name="L5">
      <style:text-properties fo:font-variant="normal" fo:text-transform="none" fo:color="#000000" style:font-name="Lato" fo:font-size="10.5pt" fo:letter-spacing="normal" fo:font-style="normal" style:text-underline-style="none" fo:font-weight="bold" officeooo:rsid="01bf405f" officeooo:paragraph-rsid="01bf405f" style:font-size-asian="10.5pt" style:font-weight-asian="bold" style:font-size-complex="10.5pt" style:font-weight-complex="bold"/>
    </style:style>
    <style:style style:name="P69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be94a8" officeooo:paragraph-rsid="01cfb84f" style:font-size-asian="10.5pt" style:font-weight-asian="bold" style:font-size-complex="10.5pt" style:font-weight-complex="bold"/>
    </style:style>
    <style:style style:name="P70" style:family="paragraph" style:parent-style-name="Preformatted_20_Text" style:list-style-name="L7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d35f04" style:font-size-asian="10.5pt" style:font-weight-asian="bold" style:font-size-complex="10.5pt" style:font-weight-complex="bold"/>
    </style:style>
    <style:style style:name="P71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a178f6" officeooo:paragraph-rsid="01a178f6" style:font-size-asian="10.5pt" style:font-weight-asian="normal" style:font-size-complex="10.5pt" style:font-weight-complex="normal"/>
    </style:style>
    <style:style style:name="P72" style:family="paragraph" style:parent-style-name="Preformatted_20_Text" style:list-style-name="L8">
      <style:text-properties fo:font-variant="normal" fo:text-transform="none" fo:color="#000000" style:font-name="Lato" fo:font-size="10.5pt" fo:letter-spacing="normal" fo:font-style="normal" style:text-underline-style="none" fo:font-weight="normal" officeooo:rsid="01d6b013" officeooo:paragraph-rsid="01d6b013" style:font-size-asian="10.5pt" style:font-weight-asian="normal" style:font-size-complex="10.5pt" style:font-weight-complex="normal"/>
    </style:style>
    <style:style style:name="P73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e1e5b1" officeooo:paragraph-rsid="01e1e5b1" style:font-size-asian="10.5pt" style:font-weight-asian="normal" style:font-size-complex="10.5pt" style:font-weight-complex="normal"/>
    </style:style>
    <style:style style:name="P7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9ea15c" officeooo:paragraph-rsid="01a06cbf" style:font-size-asian="10.5pt" style:font-weight-asian="bold" style:font-size-complex="10.5pt" style:font-weight-complex="bold"/>
    </style:style>
    <style:style style:name="P75" style:family="paragraph" style:parent-style-name="Preformatted_20_Text" style:list-style-name="L4">
      <style:text-properties fo:font-variant="normal" fo:text-transform="none" fo:color="#000000" style:font-name="Lato" fo:font-size="10.5pt" fo:letter-spacing="normal" fo:font-style="normal" style:text-underline-style="none" fo:font-weight="normal" officeooo:rsid="01b08758" officeooo:paragraph-rsid="01b08758" style:font-size-asian="10.5pt" style:font-weight-asian="bold" style:font-size-complex="10.5pt" style:font-weight-complex="bold"/>
    </style:style>
    <style:style style:name="P76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b08758" officeooo:paragraph-rsid="01b08758" style:font-size-asian="10.5pt" style:font-weight-asian="bold" style:font-size-complex="10.5pt" style:font-weight-complex="bold"/>
    </style:style>
    <style:style style:name="P7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ad19f1" officeooo:paragraph-rsid="01bf405f" style:font-size-asian="10.5pt" style:font-weight-asian="bold" style:font-size-complex="10.5pt" style:font-weight-complex="bold"/>
    </style:style>
    <style:style style:name="P78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bd554e" officeooo:paragraph-rsid="01bf405f" style:font-size-asian="10.5pt" style:font-weight-asian="bold" style:font-size-complex="10.5pt" style:font-weight-complex="bold"/>
    </style:style>
    <style:style style:name="P79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c2ee80" officeooo:paragraph-rsid="01c2ee80" style:font-size-asian="10.5pt" style:font-weight-asian="bold" style:font-size-complex="10.5pt" style:font-weight-complex="bold"/>
    </style:style>
    <style:style style:name="P80" style:family="paragraph" style:parent-style-name="Preformatted_20_Text">
      <style:text-properties fo:font-variant="normal" fo:text-transform="none" fo:color="#000000" style:font-name="Lato" fo:font-size="14pt" fo:letter-spacing="normal" fo:font-style="normal" style:text-underline-style="none" fo:font-weight="bold" officeooo:rsid="01a06cbf" officeooo:paragraph-rsid="01a06cbf" style:font-size-asian="14pt" style:font-weight-asian="bold" style:font-size-complex="14pt" style:font-weight-complex="bold"/>
    </style:style>
    <style:style style:name="P81" style:family="paragraph" style:parent-style-name="Preformatted_20_Text" style:list-style-name="L2">
      <style:text-properties officeooo:paragraph-rsid="01a178f6"/>
    </style:style>
    <style:style style:name="P82" style:family="paragraph" style:parent-style-name="Preformatted_20_Text" style:list-style-name="L3">
      <style:text-properties officeooo:paragraph-rsid="01a178f6"/>
    </style:style>
    <style:style style:name="P83" style:family="paragraph" style:parent-style-name="Preformatted_20_Text" style:list-style-name="L3">
      <style:text-properties officeooo:rsid="01babd0c" officeooo:paragraph-rsid="01babd0c"/>
    </style:style>
    <style:style style:name="P84" style:family="paragraph" style:parent-style-name="Preformatted_20_Text">
      <style:text-properties officeooo:paragraph-rsid="01e1e5b1"/>
    </style:style>
    <style:style style:name="P85" style:family="paragraph" style:parent-style-name="Preformatted_20_Text">
      <style:text-properties fo:font-weight="bold" officeooo:rsid="01ecb91d" officeooo:paragraph-rsid="01ecb91d" style:font-weight-asian="bold" style:font-weight-complex="bold"/>
    </style:style>
    <style:style style:name="P86" style:family="paragraph" style:parent-style-name="Preformatted_20_Text">
      <style:text-properties fo:font-size="14pt" fo:font-weight="bold" officeooo:rsid="01ecb91d" officeooo:paragraph-rsid="01ecb91d" style:font-size-asian="14pt" style:font-weight-asian="bold" style:font-size-complex="14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dec63b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00bf6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1f0ca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315f1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97ab5" style:font-size-asian="10.5pt" style:font-weight-asian="normal" style:font-size-complex="10.5pt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da951" style:font-size-asian="10.5pt" style:font-weight-asian="normal" style:font-size-complex="10.5pt" style:font-weight-complex="normal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e923d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e053fa" style:font-size-asian="10.5pt" style:font-weight-asian="normal" style:font-size-complex="10.5pt" style:font-weight-complex="normal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5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6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7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8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9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78f6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31a69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8079" style:font-size-asian="10.5pt" style:font-weight-asian="normal" style:font-size-complex="10.5pt" style:font-weight-complex="normal"/>
    </style:style>
    <style:style style:name="T67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8082c" style:font-size-asian="10.5pt" style:font-weight-asian="normal" style:font-size-complex="10.5pt" style:font-weight-complex="normal"/>
    </style:style>
    <style:style style:name="T68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e1e5b1" style:font-size-asian="10.5pt" style:font-weight-asian="normal" style:font-size-complex="10.5pt" style:font-weight-complex="normal"/>
    </style:style>
    <style:style style:name="T69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e39985" style:font-size-asian="10.5pt" style:font-weight-asian="normal" style:font-size-complex="10.5pt" style:font-weight-complex="normal"/>
    </style:style>
    <style:style style:name="T70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ea0528" style:font-size-asian="10.5pt" style:font-weight-asian="normal" style:font-size-complex="10.5pt" style:font-weight-complex="normal"/>
    </style:style>
    <style:style style:name="T71" style:family="text">
      <style:text-properties fo:font-variant="normal" fo:text-transform="none" fo:color="#000000" style:font-name="Lato" fo:font-size="10.5pt" fo:letter-spacing="normal" fo:font-style="normal" style:text-underline-style="none" style:font-size-asian="10.5pt" style:font-size-complex="10.5pt"/>
    </style:style>
    <style:style style:name="T72" style:family="text">
      <style:text-properties fo:font-variant="normal" fo:text-transform="none" fo:color="#000000" style:font-name="Lato" fo:font-size="10.5pt" fo:letter-spacing="normal" fo:font-style="normal" style:text-underline-style="none" officeooo:rsid="01e39985" style:font-size-asian="10.5pt" style:font-size-complex="10.5pt"/>
    </style:style>
    <style:style style:name="T73" style:family="text">
      <style:text-properties fo:font-variant="normal" fo:text-transform="none" fo:color="#000000" style:font-name="Lato" fo:letter-spacing="normal" fo:font-style="normal" style:text-underline-style="none" fo:font-weight="normal" officeooo:rsid="01e39985" style:font-weight-asian="normal" style:font-weight-complex="normal"/>
    </style:style>
    <style:style style:name="T74" style:family="text">
      <style:text-properties fo:font-variant="normal" fo:text-transform="none" fo:color="#000000" style:font-name="Lato" fo:letter-spacing="normal" fo:font-style="normal" style:text-underline-style="none" officeooo:rsid="01e39985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font-size-complex="10.5pt" style:font-weight-complex="normal" style:text-emphasize="none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1a31a69" style:font-size-asian="10pt" style:font-style-asian="normal" style:font-weight-asian="normal" style:font-size-complex="10.5pt" style:font-weight-complex="normal" style:text-emphasize="none"/>
    </style:style>
    <style:style style:name="T77" style:family="text">
      <style:text-properties fo:color="#666666" fo:font-size="11pt" style:font-size-asian="11pt" style:font-size-complex="11pt"/>
    </style:style>
    <style:style style:name="T78" style:family="text">
      <style:text-properties fo:color="#666666" fo:font-size="11pt" officeooo:rsid="00b32b4f" style:font-size-asian="11pt" style:font-size-complex="11pt"/>
    </style:style>
    <style:style style:name="T79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80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81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82" style:family="text">
      <style:text-properties style:use-window-font-color="true" fo:background-color="#ffffff" loext:char-shading-value="0"/>
    </style:style>
    <style:style style:name="T83" style:family="text">
      <style:text-properties style:use-window-font-color="true" officeooo:rsid="01499923" fo:background-color="#ffffff" loext:char-shading-value="0"/>
    </style:style>
    <style:style style:name="T84" style:family="text">
      <style:text-properties fo:color="#222222" style:font-name="Lato" style:text-underline-style="none" style:font-size-asian="10.5pt" style:font-size-complex="10.5pt"/>
    </style:style>
    <style:style style:name="T85" style:family="text">
      <style:text-properties fo:color="#222222" style:font-name="Lato" style:text-underline-style="none" officeooo:rsid="01635839" style:font-size-asian="10.5pt" style:font-size-complex="10.5pt"/>
    </style:style>
    <style:style style:name="T86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87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88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89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90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91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92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93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94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95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96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97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98" style:family="text">
      <style:text-properties fo:color="#252525" style:font-name="Lato" style:text-underline-style="none" officeooo:rsid="016dc9c4" style:font-size-asian="10.5pt" style:font-size-complex="10.5pt"/>
    </style:style>
    <style:style style:name="T99" style:family="text">
      <style:text-properties fo:color="#252525" fo:font-weight="normal" officeooo:rsid="01716c5d"/>
    </style:style>
    <style:style style:name="T100" style:family="text">
      <style:text-properties fo:color="#252525" fo:font-weight="normal" officeooo:rsid="017b0c40"/>
    </style:style>
    <style:style style:name="T101" style:family="text">
      <style:text-properties fo:color="#252525" fo:font-weight="normal" officeooo:rsid="014f494e"/>
    </style:style>
    <style:style style:name="T102" style:family="text">
      <style:text-properties fo:color="#252525" fo:font-weight="normal" officeooo:rsid="01501c86"/>
    </style:style>
    <style:style style:name="T103" style:family="text">
      <style:text-properties fo:color="#252525" fo:font-weight="normal" officeooo:rsid="0188cb41"/>
    </style:style>
    <style:style style:name="T104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5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106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970f06" style:font-size-asian="10pt" style:font-style-asian="normal" style:font-weight-asian="normal" style:text-emphasize="none"/>
    </style:style>
    <style:style style:name="T107" style:family="text">
      <style:text-properties fo:color="#000000"/>
    </style:style>
    <style:style style:name="T108" style:family="text">
      <style:text-properties fo:color="#000000" fo:font-weight="normal"/>
    </style:style>
    <style:style style:name="T109" style:family="text">
      <style:text-properties fo:color="#000000" fo:font-weight="normal" officeooo:rsid="01ac22ca"/>
    </style:style>
    <style:style style:name="T110" style:family="text">
      <style:text-properties fo:color="#000000" fo:font-weight="normal" officeooo:rsid="01ad19f1"/>
    </style:style>
    <style:style style:name="T111" style:family="text">
      <style:text-properties fo:color="#000000" fo:font-weight="normal" officeooo:rsid="01aeb241"/>
    </style:style>
    <style:style style:name="T112" style:family="text">
      <style:text-properties fo:color="#000000" fo:font-weight="normal" officeooo:rsid="01b723ae"/>
    </style:style>
    <style:style style:name="T113" style:family="text">
      <style:text-properties fo:color="#000000" fo:font-weight="normal" officeooo:rsid="01babd0c"/>
    </style:style>
    <style:style style:name="T114" style:family="text">
      <style:text-properties fo:color="#000000" fo:font-weight="normal" officeooo:rsid="01bd554e"/>
    </style:style>
    <style:style style:name="T115" style:family="text">
      <style:text-properties fo:color="#000000" fo:font-weight="normal" officeooo:rsid="01be94a8"/>
    </style:style>
    <style:style style:name="T116" style:family="text">
      <style:text-properties fo:color="#000000" fo:font-weight="normal" officeooo:rsid="01c63735"/>
    </style:style>
    <style:style style:name="T117" style:family="text">
      <style:text-properties fo:color="#000000" fo:font-weight="normal" officeooo:rsid="01c7e73a"/>
    </style:style>
    <style:style style:name="T118" style:family="text">
      <style:text-properties fo:color="#000000" fo:font-weight="normal" officeooo:rsid="01ca01a6"/>
    </style:style>
    <style:style style:name="T119" style:family="text">
      <style:text-properties fo:color="#000000" fo:font-weight="normal" officeooo:rsid="01eb69de"/>
    </style:style>
    <style:style style:name="T120" style:family="text">
      <style:text-properties fo:color="#000000" style:font-name="monospace" fo:font-weight="normal" officeooo:rsid="01be94a8"/>
    </style:style>
    <style:style style:name="T121" style:family="text">
      <style:text-properties fo:color="#000000" style:text-underline-style="none" fo:font-weight="normal" officeooo:rsid="01ad19f1" style:font-size-asian="10.5pt" style:font-weight-asian="bold" style:font-size-complex="10.5pt" style:font-weight-complex="bold"/>
    </style:style>
    <style:style style:name="T122" style:family="text">
      <style:text-properties fo:color="#000000" style:text-underline-style="none" fo:font-weight="normal" officeooo:rsid="01c2ee80" style:font-size-asian="10.5pt" style:font-weight-asian="bold" style:font-size-complex="10.5pt" style:font-weight-complex="bold"/>
    </style:style>
    <style:style style:name="T123" style:family="text">
      <style:text-properties fo:color="#000000" style:text-underline-style="none" fo:font-weight="normal" officeooo:rsid="01babd0c" style:font-size-asian="10.5pt" style:font-weight-asian="bold" style:font-size-complex="10.5pt" style:font-weight-complex="bold"/>
    </style:style>
    <style:style style:name="T124" style:family="text">
      <style:text-properties fo:color="#000000" style:text-underline-style="none" fo:font-weight="normal" officeooo:rsid="01be94a8" style:font-size-asian="10.5pt" style:font-weight-asian="bold" style:font-size-complex="10.5pt" style:font-weight-complex="bold"/>
    </style:style>
    <style:style style:name="T125" style:family="text">
      <style:text-properties fo:color="#000000" style:text-underline-style="none" fo:font-weight="normal" officeooo:rsid="01d0569b" style:font-size-asian="10.5pt" style:font-weight-asian="bold" style:font-size-complex="10.5pt" style:font-weight-complex="bold"/>
    </style:style>
    <style:style style:name="T126" style:family="text">
      <style:text-properties fo:color="#000000" style:text-underline-style="none" fo:font-weight="normal" officeooo:rsid="01bd554e" style:font-size-asian="10.5pt" style:font-weight-asian="bold" style:font-size-complex="10.5pt" style:font-weight-complex="bold"/>
    </style:style>
    <style:style style:name="T127" style:family="text">
      <style:text-properties fo:color="#000000" style:text-underline-style="none" fo:font-weight="normal" officeooo:rsid="01d6b013" style:font-size-asian="10.5pt" style:font-weight-asian="bold" style:font-size-complex="10.5pt" style:font-weight-complex="bold"/>
    </style:style>
    <style:style style:name="T128" style:family="text">
      <style:text-properties fo:font-weight="normal"/>
    </style:style>
    <style:style style:name="T129" style:family="text">
      <style:text-properties fo:font-weight="normal" officeooo:rsid="01a12dd0" style:font-weight-asian="normal" style:font-weight-complex="normal"/>
    </style:style>
    <style:style style:name="T130" style:family="text">
      <style:text-properties fo:font-weight="normal" officeooo:rsid="01a18079" style:font-weight-asian="normal" style:font-weight-complex="normal"/>
    </style:style>
    <style:style style:name="T131" style:family="text">
      <style:text-properties fo:font-weight="normal" officeooo:rsid="01a31a69" style:font-weight-asian="normal" style:font-weight-complex="normal"/>
    </style:style>
    <style:style style:name="T132" style:family="text">
      <style:text-properties fo:font-weight="normal" officeooo:rsid="01a60c20" style:font-weight-asian="normal" style:font-weight-complex="normal"/>
    </style:style>
    <style:style style:name="T133" style:family="text">
      <style:text-properties fo:font-weight="normal" officeooo:rsid="01a8082c" style:font-weight-asian="normal" style:font-weight-complex="normal"/>
    </style:style>
    <style:style style:name="T134" style:family="text">
      <style:text-properties fo:font-weight="normal" officeooo:rsid="01b5ad85" style:font-weight-asian="normal" style:font-weight-complex="normal"/>
    </style:style>
    <style:style style:name="T135" style:family="text">
      <style:text-properties fo:font-weight="normal" officeooo:rsid="01a178f6" style:font-weight-asian="normal" style:font-weight-complex="normal"/>
    </style:style>
    <style:style style:name="T136" style:family="text">
      <style:text-properties fo:font-weight="normal" officeooo:rsid="01d35f04" style:font-weight-asian="normal" style:font-weight-complex="normal"/>
    </style:style>
    <style:style style:name="T137" style:family="text">
      <style:text-properties fo:font-weight="normal" officeooo:rsid="01d51639" style:font-weight-asian="normal" style:font-weight-complex="normal"/>
    </style:style>
    <style:style style:name="T138" style:family="text">
      <style:text-properties fo:font-weight="normal" officeooo:rsid="01d6b013" style:font-weight-asian="normal" style:font-weight-complex="normal"/>
    </style:style>
    <style:style style:name="T139" style:family="text">
      <style:text-properties fo:font-weight="normal" officeooo:rsid="01eac960" style:font-weight-asian="normal" style:font-weight-complex="normal"/>
    </style:style>
    <style:style style:name="T140" style:family="text">
      <style:text-properties fo:font-weight="normal" officeooo:rsid="01a12dd0" fo:background-color="transparent" loext:char-shading-value="0" style:font-weight-asian="normal" style:font-weight-complex="normal"/>
    </style:style>
    <style:style style:name="T141" style:family="text">
      <style:text-properties fo:font-weight="normal" officeooo:rsid="01ad19f1"/>
    </style:style>
    <style:style style:name="T142" style:family="text">
      <style:text-properties fo:font-weight="normal" officeooo:rsid="01c0aa41"/>
    </style:style>
    <style:style style:name="T143" style:family="text">
      <style:text-properties fo:font-weight="normal" officeooo:rsid="01bd554e"/>
    </style:style>
    <style:style style:name="T144" style:family="text">
      <style:text-properties fo:font-weight="normal" officeooo:rsid="01c2ee80"/>
    </style:style>
    <style:style style:name="T145" style:family="text">
      <style:text-properties fo:font-weight="normal" officeooo:rsid="01c63735"/>
    </style:style>
    <style:style style:name="T146" style:family="text">
      <style:text-properties fo:font-weight="normal" officeooo:rsid="01cadec0"/>
    </style:style>
    <style:style style:name="T147" style:family="text">
      <style:text-properties fo:font-weight="normal" officeooo:rsid="01cc6c4a"/>
    </style:style>
    <style:style style:name="T148" style:family="text">
      <style:text-properties officeooo:rsid="01a15391"/>
    </style:style>
    <style:style style:name="T14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31a69" style:font-size-asian="10pt" style:font-style-asian="normal" style:font-weight-asian="normal" style:font-weight-complex="normal" style:text-emphasize="none"/>
    </style:style>
    <style:style style:name="T150" style:family="text">
      <style:text-properties officeooo:rsid="01a9afb8"/>
    </style:style>
    <style:style style:name="T151" style:family="text">
      <style:text-properties officeooo:rsid="01aa93c5"/>
    </style:style>
    <style:style style:name="T152" style:family="text">
      <style:text-properties officeooo:rsid="01ad19f1"/>
    </style:style>
    <style:style style:name="T153" style:family="text">
      <style:text-properties officeooo:rsid="01b5ad85"/>
    </style:style>
    <style:style style:name="T154" style:family="text">
      <style:text-properties officeooo:rsid="01be94a8"/>
    </style:style>
    <style:style style:name="T155" style:family="text">
      <style:text-properties officeooo:rsid="01bf405f"/>
    </style:style>
    <style:style style:name="T156" style:family="text">
      <style:text-properties fo:color="#ed1c24" fo:font-weight="normal" officeooo:rsid="01bd554e"/>
    </style:style>
    <style:style style:name="T157" style:family="text">
      <style:text-properties officeooo:rsid="01e1e5b1"/>
    </style:style>
    <style:style style:name="T158" style:family="text">
      <style:text-properties fo:color="#bd7cb5" fo:font-style="italic" style:font-style-asian="italic" style:font-style-complex="italic"/>
    </style:style>
    <style:style style:name="T159" style:family="text">
      <style:text-properties fo:color="#bd7cb5" fo:font-style="italic" officeooo:rsid="01e1a432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8">IOANNA PAPAGIANNI</text:span><text:span text:style-name="T77"> 2790</text:span><text:span text:style-name="T4"> </text:span><text:s text:c="2"/></text:p>
      <text:p text:style-name="P10"/>
      <text:p text:style-name="P11"><text:span text:style-name="T79">QUESTION</text:span><text:span text:style-name="T80"> </text:span><text:span text:style-name="T81">4</text:span></text:p>
      <text:p text:style-name="P12"/>
      <text:p text:style-name="P12"/>
      <text:p text:style-name="P16">FROM RAW DATA TO FIXED</text:p>
      <text:p text:style-name="P13"/>
      <text:p text:style-name="P14">Taking a careful look at the dataset of movies.csv file, there are some issues that need to be fixed before <text:s/>moving on with the data analysis.</text:p>
      <text:p text:style-name="P14"/>
      <text:p text:style-name="P9"><text:span text:style-name="T82">At first, </text:span><text:span text:style-name="T83">there are columns that are unnecessary and is better to be dropped off.</text:span></text:p>
      <text:p text:style-name="P15"/>
      <text:p text:style-name="P15">These are:</text:p>
      <text:p text:style-name="P15">'Unnamed: 0', 'Unnamed: 0.1', 'US Gross', 'US DVD Sales', 'MPAA Rating', 'Running Time (min)', 'Distributor', 'Source', 'Creative Type'</text:p>
      <text:p text:style-name="P15"/>
      <text:p text:style-name="P17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51">Note that, all movies are 3201 but they are </text:span><text:span text:style-name="T52">indices start</text:span><text:span text:style-name="T51"> from 0 to 3200.</text:span></text:p>
      <text:p text:style-name="P2"/>
      <text:list xml:id="list143248018" text:style-name="L1">
        <text:list-item>
          <text:p text:style-name="P38"><text:span text:style-name="T7">Title</text:span><text:span text:style-name="T11"> attribute is fine. </text:span></text:p>
          <text:p text:style-name="P39"><text:span text:style-name="T11">3201 movies </text:span><text:span text:style-name="T28">(</text:span><text:span text:style-name="T33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3">31</text:span><text:span text:style-name="T38">8</text:span><text:span text:style-name="T33">7</text:span><text:span text:style-name="T28">)</text:span><text:span text:style-name="T11"><text:tab/></text:span></text:p>
          <text:p text:style-name="P39"><text:span text:style-name="T13">T</text:span><text:span text:style-name="T11">ype string</text:span></text:p>
          <text:p text:style-name="P41"/>
        </text:list-item>
        <text:list-item>
          <text:p text:style-name="P48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3">pruned.</text:span><text:span text:style-name="T12"> </text:span><text:span text:style-name="T35"><text:s/></text:span><text:span text:style-name="T36">After pruning, data </text:span><text:span text:style-name="T41">are</text:span><text:span text:style-name="T37"> converted</text:span><text:span text:style-name="T36"> </text:span><text:span text:style-name="T37">to</text:span><text:span text:style-name="T36"> </text:span><text:span text:style-name="T50">float</text:span><text:span text:style-name="T19">.</text:span><text:span text:style-name="T12"> </text:span><text:span text:style-name="T18"><text:s/></text:span><text:span text:style-name="T14">Renamed to: </text:span><text:span text:style-name="T32"><text:s/></text:span><text:span text:style-name="T58">Gross</text:span></text:p>
          <text:p text:style-name="P49"><text:span text:style-name="T28">3201 (</text:span><text:span text:style-name="T33">after pruning 31</text:span><text:span text:style-name="T38">87</text:span><text:span text:style-name="T28">)</text:span><text:span text:style-name="T12"><text:tab/></text:span></text:p>
          <text:p text:style-name="P49"><text:span text:style-name="T13">Type string </text:span><text:span text:style-name="T19">(converting to </text:span><text:span text:style-name="T22">float</text:span><text:span text:style-name="T19">)</text:span></text:p>
          <text:p text:style-name="P42"/>
        </text:list-item>
        <text:list-item>
          <text:p text:style-name="P40"><text:span text:style-name="T8">Release Date </text:span><text:span text:style-name="T12">attribute format is </text:span><text:span text:style-name="T25">m</text:span><text:span text:style-name="T26">onth/day</text:span><text:span text:style-name="T25">/y</text:span><text:span text:style-name="T26">ear for the most, but there are movies wit</text:span><text:span text:style-name="T44">h</text:span><text:span text:style-name="T26"> year only </text:span><text:span text:style-name="T44">and</text:span><text:span text:style-name="T26"> </text:span><text:span text:style-name="T39">others </text:span><text:span text:style-name="T44">cointain </text:span><text:span text:style-name="T39">alpharithmetics.</text:span><text:span text:style-name="T26"> For our analysis, year only fits the criteria </text:span><text:span text:style-name="T27">and we keep only that. </text:span><text:span text:style-name="T39">Firstly, </text:span><text:span text:style-name="T40">we prune spaces </text:span><text:span text:style-name="T45">(if any) </text:span><text:span text:style-name="T40">on the right </text:span><text:span text:style-name="T45">side of every value</text:span><text:span text:style-name="T40"> </text:span><text:span text:style-name="T45">for</text:span><text:span text:style-name="T40"> this attribute </text:span><text:span text:style-name="T39">and then we keep only the last two characters </text:span><text:span text:style-name="T47">if and only if they are numbers,</text:span><text:span text:style-name="T39"> </text:span><text:span text:style-name="T40">in two digit</text:span><text:span text:style-name="T46">s</text:span><text:span text:style-name="T40"> format</text:span><text:span text:style-name="T39">.</text:span><text:span text:style-name="T35"> </text:span><text:span text:style-name="T47">Anything else is</text:span><text:span text:style-name="T36"> </text:span><text:span text:style-name="T59">pruned</text:span><text:span text:style-name="T35">. </text:span><text:span text:style-name="T36">After pruning,</text:span><text:span text:style-name="T39"> depending on the century they belong (</text:span><text:span text:style-name="T42">e.g:</text:span><text:span text:style-name="T39"> if the number is 01 → 2000 century, 97 → 1900 century, </text:span><text:span text:style-name="T40">the logic is [0,</text:span><text:span text:style-name="T43">19</text:span><text:span text:style-name="T40">]</text:span><text:span text:style-name="T62">*</text:span><text:span text:style-name="T40">→ 2000 century else → 1900 century</text:span><text:span text:style-name="T39">) two more digits </text:span><text:span text:style-name="T42">are</text:span><text:span text:style-name="T39"> added in front</text:span><text:span text:style-name="T36">.</text:span><text:span text:style-name="T27"> </text:span><text:span text:style-name="T14">Renamed to: </text:span><text:span text:style-name="T24">Date</text:span></text:p>
          <text:p text:style-name="P39"><text:span text:style-name="T28">3201 movies (</text:span><text:span text:style-name="T33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3">31</text:span><text:span text:style-name="T38">87</text:span><text:span text:style-name="T33"> </text:span><text:span text:style-name="T28">)</text:span><text:span text:style-name="T27"><text:tab/></text:span></text:p>
          <text:p text:style-name="P39"><text:span text:style-name="T28">Type string </text:span><text:span text:style-name="T19">(converting to int)</text:span></text:p>
        </text:list-item>
      </text:list>
      <text:p text:style-name="P3"/>
      <text:p text:style-name="P6"><text:span text:style-name="T28"><text:tab/><text:tab/></text:span><text:span text:style-name="T60">* </text:span><text:span text:style-name="T61">19 stands for 2019 (the current year). Notice that, there is a movie “</text:span><text:span text:style-name="T104">Over the Hill to the <text:tab/><text:tab/><text:tab/><text:tab/>Poorhouse” </text:span><text:span text:style-name="T105">that was released in 1920. </text:span><text:span text:style-name="T106">Fortunately, this dataset contains movies till 2016.</text:span></text:p>
      <text:p text:style-name="P7"/>
      <text:list xml:id="list40412480742872" text:continue-numbering="true" text:style-name="L1">
        <text:list-item>
          <text:p text:style-name="P50"><text:span text:style-name="T54">M</text:span><text:span text:style-name="T53">ayor Genre</text:span><text:span text:style-name="T25"> attribute has a lot of different genres. </text:span><text:span text:style-name="T29">Where there is &lt;space&gt; we consider the category as a whole, but where there is &lt;/&gt; means that this movie belongs </text:span><text:span text:style-name="T48">in two </text:span><text:span text:style-name="T29">categories.</text:span></text:p>
          <text:p text:style-name="P52"><text:span text:style-name="T29">W</text:span><text:span text:style-name="T25">e made a dataframe </text:span><text:span text:style-name="T49">called genres_df, with ‘First’ and ‘Second’ as columns to store the different genres a movie can be. We do not need titles as long as we have their indices. </text:span></text:p>
          <text:p text:style-name="P50"><text:span text:style-name="T29"><text:s/>Renamed to: </text:span><text:span text:style-name="T55">Genre</text:span></text:p>
          <text:p text:style-name="P51"><text:span text:style-name="T29">2926</text:span><text:span text:style-name="T28"> movies</text:span><text:span text:style-name="T27"><text:tab/></text:span></text:p>
          <text:p text:style-name="P43">Type string</text:p>
          <text:p text:style-name="P44"/>
        </text:list-item>
        <text:list-item>
          <text:p text:style-name="P53"><text:span text:style-name="T54">R</text:span><text:span text:style-name="T53">otten Tomato Rating </text:span><text:span text:style-name="T30">attribute </text:span><text:span text:style-name="T31">has ratings on the [0,100] climax. We divide its of them by 10 so as to fit IMDB Rating climax [0,10]. <text:s/></text:span><text:span text:style-name="T29">Renamed to <text:s/></text:span><text:span text:style-name="T55">RTRating</text:span></text:p>
          <text:p text:style-name="P54"><text:soft-page-break/><text:span text:style-name="T25">2321</text:span><text:span text:style-name="T28"> movies</text:span><text:span text:style-name="T27"><text:tab/></text:span></text:p>
          <text:p text:style-name="P54"><text:span text:style-name="T28">Type </text:span><text:span text:style-name="T25">float</text:span></text:p>
          <text:p text:style-name="P45"/>
        </text:list-item>
        <text:list-item>
          <text:p text:style-name="P55"><text:span text:style-name="T53">IMDB Rating </text:span><text:span text:style-name="T25">attribute is fine. </text:span><text:span text:style-name="T29">Renamed to </text:span><text:span text:style-name="T56"><text:s/></text:span><text:span text:style-name="T57">IMDB</text:span><text:span text:style-name="T55">Rating</text:span></text:p>
          <text:p text:style-name="P56">2988 movies<text:tab/></text:p>
          <text:p text:style-name="P56">Type float</text:p>
          <text:p text:style-name="P45"/>
        </text:list-item>
        <text:list-item>
          <text:p text:style-name="P55"><text:span text:style-name="T53">IMDB Votes </text:span><text:span text:style-name="T25">attribute is fine</text:span><text:span text:style-name="T34">. </text:span><text:span text:style-name="T29">Renamed to </text:span><text:span text:style-name="T56"><text:s/></text:span><text:span text:style-name="T57">IMDBVotes</text:span></text:p>
          <text:p text:style-name="P56">2988 movies<text:tab/></text:p>
          <text:p text:style-name="P56">Type float</text:p>
        </text:list-item>
      </text:list>
      <text:p text:style-name="P18"/>
      <text:list xml:id="list40411793464712" text:continue-numbering="true" text:style-name="L1">
        <text:list-item>
          <text:p text:style-name="P64"><text:span text:style-name="T84">Production Budget </text:span><text:span text:style-name="T86">attribute is fine. </text:span><text:span text:style-name="T89">(This attribute is needed for the analysis in part 4.). </text:span></text:p>
          <text:p text:style-name="P64"><text:span text:style-name="T93">Renamed to: </text:span><text:span text:style-name="T85"><text:s/>Budget</text:span></text:p>
          <text:p text:style-name="P46"><text:span text:style-name="T87">320</text:span><text:span text:style-name="T86">0</text:span><text:span text:style-name="T87"> movies (</text:span><text:span text:style-name="T91">after pruning </text:span><text:span text:style-name="T94">Worldwide Gross </text:span><text:span text:style-name="T96">and </text:span><text:span text:style-name="T97">Release Date</text:span><text:span text:style-name="T94"> </text:span><text:span text:style-name="T95">pruning</text:span><text:span text:style-name="T98"> </text:span><text:span text:style-name="T91">31</text:span><text:span text:style-name="T92">87</text:span><text:span text:style-name="T91"> </text:span><text:span text:style-name="T87">)</text:span><text:span text:style-name="T88"><text:tab/></text:span></text:p>
          <text:p text:style-name="P46"><text:span text:style-name="T87">Type </text:span><text:span text:style-name="T86">float</text:span></text:p>
        </text:list-item>
      </text:list>
      <text:p text:style-name="P4"/>
      <text:list xml:id="list40411203585654" text:continue-numbering="true" text:style-name="L1">
        <text:list-item>
          <text:p text:style-name="P47"><text:span text:style-name="T84">Director </text:span><text:span text:style-name="T86">attribute is fine. </text:span><text:span text:style-name="T90"><text:s/></text:span><text:span text:style-name="T89">(This attribute is needed for the analysis in part 4.).</text:span></text:p>
          <text:p text:style-name="P57">1870 movies <text:tab/></text:p>
          <text:p text:style-name="P57">Type float</text:p>
        </text:list-item>
      </text:list>
      <text:p text:style-name="P19"/>
      <text:p text:style-name="P20"/>
      <text:p text:style-name="P5"><text:span text:style-name="T99">After </text:span><text:span text:style-name="T101">Worldwide Gross </text:span><text:span text:style-name="T100">and </text:span><text:span text:style-name="T102">Release Date </text:span><text:span text:style-name="T99">pruning, indices </text:span><text:span text:style-name="T100">will be reset</text:span><text:span text:style-name="T99"> </text:span><text:span text:style-name="T103">and renamed as “ID” starting from 1 instead of 0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3"><text:soft-page-break/></text:p>
      <text:p text:style-name="P80">HISTOGRAMS AND DISTRIBUTIONS</text:p>
      <text:p text:style-name="P22"/>
      <text:p text:style-name="P22"/>
      <text:p text:style-name="P27"><text:span text:style-name="T148">WORLDWIDE GROSS: </text:span>Skewed <text:span text:style-name="T155">Non Symmetric </text:span>(Non-Normal) Right-<text:span text:style-name="T152">long-tailed </text:span>Histogram – <text:span text:style-name="T153">Geometric Distribution:</text:span></text:p>
      <text:p text:style-name="P22"/>
      <text:p text:style-name="P22"><draw:frame draw:style-name="fr1" draw:name="Image1" text:anchor-type="paragraph" svg:x="-0.1437in" svg:y="0.039in" svg:width="6.0016in" svg:height="4.0008in" draw:z-index="1"><draw:image xlink:href="Pictures/10000201000001B0000001203A28B31592F947EB.png" xlink:type="simple" xlink:show="embed" xlink:actuate="onLoad" loext:mime-type="image/png"/></draw:frame></text:p>
      <text:p text:style-name="P24"/>
      <text:p text:style-name="P2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3519934629" text:style-name="L2">
        <text:list-item>
          <text:p text:style-name="P81"><text:span text:style-name="T70">D</text:span><text:span text:style-name="T64">ata are located in the left side</text:span><text:span text:style-name="T66">.</text:span></text:p>
        </text:list-item>
      </text:list>
      <text:list xml:id="list2275904743" text:style-name="L3">
        <text:list-item>
          <text:p text:style-name="P83"><text:span text:style-name="T64">S</text:span><text:span text:style-name="T63">cale of data: interval [0.0 – </text:span><text:span text:style-name="T76">2767891499.</text:span><text:span text:style-name="T75">0] dollars.</text:span></text:p>
          <text:p text:style-name="P82"><text:span text:style-name="T64">The spread of data is not really wide, </text:span><text:span text:style-name="T67">basically around</text:span><text:span text:style-name="T64"> </text:span><text:span text:style-name="T65">$0-$5</text:span><text:span text:style-name="T64">00 </text:span><text:span text:style-name="T66">million dollars. </text:span><text:span text:style-name="T65">Note that, data range from $0 up to $</text:span><text:span text:style-name="T149">2767891499, only one reaches 2 billions and a few 1 million.</text:span></text:p>
        </text:list-item>
        <text:list-item>
          <text:p text:style-name="P65"><text:span text:style-name="T139">The histogram is </text:span><text:span text:style-name="T131">“</text:span><text:span text:style-name="T139">s</text:span><text:span text:style-name="T131">kewed” </text:span><text:span text:style-name="T134">because there is</text:span><text:span text:style-name="T131"> no-mirroring of the data </text:span><text:span text:style-name="T134">in lower and upper bounds,</text:span><text:span text:style-name="T131"> this distribution is non-symmetric. </text:span><text:span text:style-name="T132">I</text:span><text:span text:style-name="T129">t has a</text:span><text:span text:style-name="T131"> long tail (on the right) relative to the other tail (left side has no tail </text:span><text:span text:style-name="T129">at a</text:span><text:span text:style-name="T140">l</text:span><text:span text:style-name="T130">l). </text:span><text:span text:style-name="T133">This phenomenon occurs, due to the lower bounds on the data that are significantly more frequent than the upper bounds (as we explained above).</text:span></text:p>
        </text:list-item>
      </text:list>
      <text:p text:style-name="P71"/>
      <text:p text:style-name="P28"/>
      <text:p text:style-name="P2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9"/>
      <text:p text:style-name="P29"/>
      <text:p text:style-name="P29"/>
      <text:p text:style-name="P29"/>
      <text:p text:style-name="P29"><text:soft-page-break/>ROTTEN TOMATOES RATING: Symmetric and <text:span text:style-name="T151">Un</text:span>imodal <text:span text:style-name="T150">Histogram – 1 peak Unimodal short–tailed Distribution</text:span></text:p>
      <text:p text:style-name="P25"><draw:frame draw:style-name="fr1" draw:name="Image2" text:anchor-type="paragraph" svg:x="0.2209in" svg:y="0.1701in" svg:width="6.0016in" svg:height="4.0008in" draw:z-index="2"><draw:image xlink:href="Pictures/10000201000001B0000001203E2431C7C16EAAAE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2649751629" text:style-name="L4">
        <text:list-item>
          <text:p text:style-name="P58"><text:span text:style-name="T108">The data, cluster around a single mode (1 peak unimodal</text:span><text:span text:style-name="T109">), </text:span><text:span text:style-name="T116">the</text:span><text:span text:style-name="T109"> </text:span><text:span text:style-name="T112">most </text:span><text:span text:style-name="T109">frequently occuring, and distribute themselves with less frequency out into the tails. </text:span><text:span text:style-name="T110">Tails here, approach zero very fast. </text:span><text:span text:style-name="T111">We could say that Rotten Tomatoes ratings are well-distributed, </text:span><text:span text:style-name="T117">ratings vary a lot </text:span><text:span text:style-name="T118">and overspread through whole data scale </text:span><text:span text:style-name="T111">.</text:span></text:p>
        </text:list-item>
        <text:list-item>
          <text:p text:style-name="P59"><text:span text:style-name="T110">S</text:span><text:span text:style-name="T108">cale of data : </text:span><text:span text:style-name="T113">interval [</text:span><text:span text:style-name="T108">0.</text:span><text:span text:style-name="T113">1,</text:span><text:span text:style-name="T108">10.</text:span><text:span text:style-name="T113">0]</text:span><text:span text:style-name="T108"> points</text:span><text:span text:style-name="T156">**</text:span><text:span text:style-name="T108">. </text:span><text:span text:style-name="T114">We managed to contain the whole scale.</text:span></text:p>
        </text:list-item>
        <text:list-item>
          <text:p text:style-name="P75">No skewness.</text:p>
        </text:list-item>
      </text:list>
      <text:p text:style-name="P76"/>
      <text:p text:style-name="P32"><text:span text:style-name="T154">IMDB</text:span><text:span text:style-name="T107"> RATING: </text:span><text:span text:style-name="T155">Skewed Non-Symmetric Normal moderate-tailed Histogram – Normal Distribution</text:span></text:p>
      <text:p text:style-name="P67"><draw:frame draw:style-name="fr1" draw:name="Image3" text:anchor-type="paragraph" svg:x="0.2in" svg:y="0.0898in" svg:width="6.0016in" svg:height="4.0008in" draw:z-index="3"><draw:image xlink:href="Pictures/10000201000001B00000012005DD8F27649015B1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p text:style-name="P30"/>
      <text:p text:style-name="P30"/>
      <text:p text:style-name="P30"/>
      <text:p text:style-name="P77"/>
      <text:list xml:id="list208574393" text:style-name="L5">
        <text:list-item>
          <text:p text:style-name="P68"><text:soft-page-break/><text:span text:style-name="T141">T</text:span><text:span text:style-name="T128">he data are </text:span><text:span text:style-name="T142">normally distributed with a litle skewness to the right. </text:span><text:span text:style-name="T145">IMDB Ratings </text:span><text:span text:style-name="T146">follow the normal distribution, centrality is around </text:span><text:span text:style-name="T147">6 and 7 points and as we can see there is a tendency for higher voting than lower.</text:span></text:p>
        </text:list-item>
      </text:list>
      <text:list xml:id="list2122090454" text:style-name="L6">
        <text:list-item>
          <text:p text:style-name="P60"><text:span text:style-name="T110">S</text:span><text:span text:style-name="T108">cale of data : </text:span><text:span text:style-name="T113">interval [</text:span><text:span text:style-name="T115">1</text:span><text:span text:style-name="T108">.</text:span><text:span text:style-name="T115">4</text:span><text:span text:style-name="T113">, </text:span><text:span text:style-name="T115">9</text:span><text:span text:style-name="T108">.</text:span><text:span text:style-name="T115">2</text:span><text:span text:style-name="T113">]</text:span><text:span text:style-name="T108"> points</text:span><text:span text:style-name="T156">**</text:span><text:span text:style-name="T108">. </text:span><text:span text:style-name="T114">We managed to contain the whole scale.</text:span></text:p>
        </text:list-item>
        <text:list-item>
          <text:p text:style-name="P61"><text:span text:style-name="T114">T</text:span><text:span text:style-name="T108">here is a litle right skewness and we conclude that most ratings tend to be higher than </text:span><text:span text:style-name="T119">the middle rating 5</text:span><text:span text:style-name="T108">.</text:span></text:p>
        </text:list-item>
      </text:list>
      <text:p text:style-name="P78"/>
      <text:p text:style-name="P36"><text:span text:style-name="T143">**</text:span><text:span text:style-name="T144">For all ratings points are between 0 and 10.</text:span></text:p>
      <text:p text:style-name="P31"/>
      <text:p text:style-name="P69">IMDB VOTES: Skewed Non Symmetric (Non-Normal) Right-long-tailed Histogram – Geometric Distribution</text:p>
      <text:p text:style-name="P79"/>
      <text:p text:style-name="P79"><draw:frame draw:style-name="fr2" draw:name="Image4" text:anchor-type="paragraph" svg:width="6.0016in" svg:height="4.0008in" draw:z-index="4"><draw:image xlink:href="Pictures/10000201000001B000000120EC8D206591E604C1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list xml:id="list981200200" text:style-name="L7">
        <text:list-item>
          <text:p text:style-name="P70"><text:span text:style-name="T136">Most of the d</text:span><text:span text:style-name="T135">ata are located in the left side </text:span><text:span text:style-name="T136">and with a first glance we could say that the centrality of the number of votes is </text:span><text:span text:style-name="T137">between</text:span><text:span text:style-name="T136"> 0-30000. </text:span></text:p>
        </text:list-item>
      </text:list>
      <text:list xml:id="list1931960148" text:style-name="L8">
        <text:list-item>
          <text:p text:style-name="P62"><text:span text:style-name="T121">S</text:span><text:span text:style-name="T122">cale of data : </text:span><text:span text:style-name="T123">interval [</text:span><text:span text:style-name="T124">1</text:span><text:span text:style-name="T125">8</text:span><text:span text:style-name="T123">, </text:span><text:span text:style-name="T120">519541</text:span><text:span text:style-name="T123">]</text:span><text:span text:style-name="T122"> </text:span><text:span text:style-name="T125">vote</text:span><text:span text:style-name="T122">s. </text:span><text:span text:style-name="T126">We managed to contain the whole scale. </text:span><text:span text:style-name="T127">Data are not normally spread all along the interval.</text:span></text:p>
        </text:list-item>
        <text:list-item>
          <text:p text:style-name="P66"><text:span text:style-name="T138">Again, data are s</text:span><text:span text:style-name="T131">kewed </text:span><text:span text:style-name="T138">to the left</text:span><text:span text:style-name="T131"> </text:span><text:span text:style-name="T138">and </text:span><text:span text:style-name="T131">this distribution is non-symmetric. </text:span><text:span text:style-name="T132">I</text:span><text:span text:style-name="T129">t has a</text:span><text:span text:style-name="T131"> long tail (on the right) relative to the other tail (left side has no tail </text:span><text:span text:style-name="T129">at a</text:span><text:span text:style-name="T140">l</text:span><text:span text:style-name="T130">l). </text:span><text:span text:style-name="T133">This phenomenon occurs, due to the lower bounds on the data that are significantly more frequent than the upper bounds (as we explained above).</text:span></text:p>
          <text:p text:style-name="P72"/>
        </text:list-item>
      </text:list>
      <text:p text:style-name="P7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<text:span text:style-name="T154">M</text:span>AJOR GENRE: <text:span text:style-name="T157">Number of Movies per Genre, Bar Plot </text:span><text:s/><text:span text:style-name="T158">“</text:span><text:span text:style-name="T159">Oh! Too much DRAMA” </text:span></text:p>
      <text:p text:style-name="P34"><draw:frame draw:style-name="fr1" draw:name="Image5" text:anchor-type="paragraph" svg:x="0.148in" svg:y="0.048in" svg:width="6.0016in" svg:height="4.0008in" draw:z-index="0"><draw:image xlink:href="Pictures/10000201000001B0000001206182DCD4273F47A5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3"/>
      <text:p text:style-name="P73"/>
      <text:p text:style-name="P37"><text:span text:style-name="T68">The </text:span><text:span text:style-name="T69">barplot shows some interesting analytics for what kind of movie, Production Companies, prefer to release. There is a tendency to fund and therefore, produce more “Drama” and “Comedy” movies. The bronze metal goes to “Action” films and “Performance” and “Concert” genres come last.</text:span></text:p>
      <text:p text:style-name="P37"><text:span text:style-name="T69"/></text:p>
      <text:p text:style-name="P37"><text:span text:style-name="T69"/></text:p>
      <text:p text:style-name="P86"><text:span text:style-name="T74">SCATTERPLOT</text:span></text:p>
      <text:p text:style-name="P37"><text:span text:style-name="T69"/></text:p>
      <text:p text:style-name="P85"><text:span text:style-name="T72">I</text:span><text:span text:style-name="T71">MDB VOTES – WORLDWIDE GROSS </text:span></text:p>
      <text:p text:style-name="P37"><text:span text:style-name="T69"/></text:p>
      <text:p text:style-name="P37"><draw:frame draw:style-name="fr2" draw:name="Image6" text:anchor-type="paragraph" svg:width="6.0016in" svg:height="4.0008in" draw:z-index="5"><draw:image xlink:href="Pictures/10000201000001B000000120551F18CC3C465F0F.png" xlink:type="simple" xlink:show="embed" xlink:actuate="onLoad" loext:mime-type="image/png"/></draw:frame><text:span text:style-name="T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04:04:10.782304212</dc:date>
    <meta:editing-duration>P1DT8H46M45S</meta:editing-duration>
    <meta:editing-cycles>385</meta:editing-cycles>
    <meta:generator>LibreOffice/6.0.7.3$Linux_X86_64 LibreOffice_project/00m0$Build-3</meta:generator>
    <meta:document-statistic meta:table-count="0" meta:image-count="6" meta:object-count="0" meta:page-count="6" meta:paragraph-count="70" meta:word-count="1053" meta:character-count="6079" meta:non-whitespace-character-count="5041"/>
  </office:meta>
</office:document-meta>
</file>